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line-height="115%"/>
      <style:text-properties officeooo:rsid="001b7c25" officeooo:paragraph-rsid="001b7c25"/>
    </style:style>
    <style:style style:name="P5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6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normal">
      <style:paragraph-properties fo:margin-left="0cm" fo:margin-right="0cm" fo:line-height="150%" fo:text-indent="0cm" style:auto-text-indent="false"/>
    </style:style>
    <style:style style:name="P9" style:family="paragraph" style:parent-style-name="normal" style:master-page-name="Standard">
      <style:paragraph-properties fo:text-align="center" style:justify-single-word="false" style:page-number="1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8761d" loext:opacity="100%" fo:font-size="12pt" fo:font-weight="bold" style:font-size-asian="12pt" style:font-weight-asian="bold" style:font-size-complex="12pt"/>
    </style:style>
    <style:style style:name="T7" style:family="text">
      <style:text-properties style:text-underline-style="none"/>
    </style:style>
    <style:style style:name="T8" style:family="text">
      <style:text-properties officeooo:rsid="001b7c25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NOME COMPLETO</text:span></text:p>
      <text:p text:style-name="P1"><text:span text:style-name="T3">(DDD) 11111-1111</text:span></text:p>
      <text:p text:style-name="P1"><text:a xlink:type="simple" xlink:href="mailto:seumelhoremail@xx.com" text:style-name="Default_20_Style" text:visited-style-name="Default_20_Style"><text:span text:style-name="T4">seumelhoremail@xx.com</text:span></text:a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0" svg:width="16.511cm" svg:height="0.054cm"><text:p/></draw:rect></text:p>
      <text:p text:style-name="P2"/>
      <text:p text:style-name="P3"><text:span text:style-name="T5">OBJETIVO</text:span></text:p>
      <text:p text:style-name="P4">VIVER </text:p>
      <text:p text:style-name="P3"/>
      <text:p text:style-name="normal"/>
      <text:p text:style-name="normal"><text:span text:style-name="T5">FORMAÇÃO ACADÊMICA</text:span></text:p>
      <text:p text:style-name="normal"><text:span text:style-name="T8">RAPARIGAL DO ALABAMA </text:span>do seu colégio/faculdade - ano letivo(se concluiu ou ainda está cursando)</text:p>
      <text:p text:style-name="normal"/>
      <text:p text:style-name="normal"/>
      <text:p text:style-name="normal"><text:span text:style-name="T5">PROJETOS </text:span><text:span text:style-name="T6">(será um bom diferencial, principalmente caso não tenha experiência profissional)</text:span></text:p>
      <text:p text:style-name="normal">Nome do projeto 1</text:p>
      <text:p text:style-name="normal">Descrição: escrever brevemente sobre o seu projeto, quais foram as tecnologias utilizadas, como foi feito, quais foram os desafios.</text:p>
      <text:p text:style-name="normal"/>
      <text:p text:style-name="normal">Nome do projeto 2</text:p>
      <text:p text:style-name="normal">Descrição: escrever brevemente sobre o seu projeto, quais foram as tecnologias utilizadas, como foi feito, quais foram os desafios.</text:p>
      <text:p text:style-name="normal"/>
      <text:p text:style-name="normal">Você poderá adicionar seu portfólio nesta seção, por exemplo, seu perfil no GitHub. </text:p>
      <text:p text:style-name="normal"/>
      <text:p text:style-name="normal"><text:span text:style-name="T5">TECNOLOGIAS </text:span><text:span text:style-name="T6">(aqui você lista as tecnologias, ferramentas e linguagens que você conhece)</text:span></text:p>
      <text:list xml:id="list4069091460" text:style-name="WWNum1">
        <text:list-item>
          <text:p text:style-name="P5">Linguagem I</text:p>
        </text:list-item>
        <text:list-item>
          <text:p text:style-name="P5">Linguagem II</text:p>
        </text:list-item>
        <text:list-item>
          <text:p text:style-name="P5">Ferramenta I …</text:p>
        </text:list-item>
      </text:list>
      <text:p text:style-name="P7"/>
      <text:p text:style-name="P7"/>
      <text:p text:style-name="P7"><text:span text:style-name="T5">EXPERIÊNCIA PROFISSIONAL</text:span></text:p>
      <text:p text:style-name="P7">Aqui você deverá descrever brevemente sobre suas experiências profissionais. Caso você não tenha nenhuma, poderá retirar esta seção. <text:s/>No campo<text:span text:style-name="T3"> Atividades</text:span>, prefira listar por tópicos. Organize suas experiências partindo do ano mais recente até o mais antigo. </text:p>
      <text:p text:style-name="P7">Além disso, serve como exemplo de experiência profissional os locais em que você fez: estágio, freela, voluntariado ou trabalho formal.</text:p>
      <text:p text:style-name="P7"/>
      <text:p text:style-name="P8"><text:span text:style-name="T3">Nome do lugar que você teve sua experiência profissional</text:span> (ano de início - ano fim)</text:p>
      <text:p text:style-name="P8"><text:span text:style-name="T3">Cargo:</text:span> caso tenha tido</text:p>
      <text:p text:style-name="P8"><text:soft-page-break/><text:span text:style-name="T3">Atividades:</text:span></text:p>
      <text:list xml:id="list1108021846" text:style-name="WWNum2">
        <text:list-item>
          <text:p text:style-name="P6">Atividade 1: descrição resumida</text:p>
        </text:list-item>
        <text:list-item>
          <text:p text:style-name="P6">Atividade 2: descrição resumida</text:p>
        </text:list-item>
        <text:list-item>
          <text:p text:style-name="P6">Atividade 3: descrição resumida</text:p>
        </text:list-item>
      </text:list>
      <text:p text:style-name="P7"/>
      <text:p text:style-name="P7"><text:span text:style-name="T5">CURSOS | CERTIFICAÇÕES</text:span></text:p>
      <text:p text:style-name="P7">Nome do curso - Lugar onde fez - (ano de início - ano fim)</text:p>
      <text:p text:style-name="P7"/>
      <text:p text:style-name="P7"><text:span text:style-name="T5">IDIOMAS</text:span></text:p>
      <text:p text:style-name="P7">Liste aqui, informando o nível(iniciante, intermediário,avançado), quais idiomas você possui conhecimento.</text:p>
      <text:p text:style-name="P7"><text:span text:style-name="T3">Idioma</text:span> - lugar onde fez (ano de início - ano fim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9T10:29:11.223730769</dc:date>
    <meta:editing-duration>PT2M57S</meta:editing-duration>
    <meta:editing-cycles>1</meta:editing-cycles>
    <meta:document-statistic meta:table-count="0" meta:image-count="0" meta:object-count="0" meta:page-count="2" meta:paragraph-count="33" meta:word-count="253" meta:character-count="1674" meta:non-whitespace-character-count="1455"/>
    <meta:generator>LibreOffice/7.0.6.2$Linux_X86_64 LibreOffice_project/144abb84a525d8e30c9dbbefa69cbbf2d8d4ae3b</meta:generator>
  </office:meta>
</office:document-meta>
</file>